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53.19pt"/>
    </style:style>
    <style:style style:name="co16" style:family="table-column">
      <style:table-column-properties fo:break-before="auto" style:column-width="15.39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ase:</text:p>
          </table:table-cell>
          <table:table-cell table:formula="of:=COM.MICROSOFT.WEBSERVICE(&quot;&quot;)" office:value-type="string" office:string-value="" calcext:value-type="error">
            <text:p>#VALUE!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W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W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W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W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W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W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W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W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W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default-cell-style-name="ce188"/>
        <table:table-column table:style-name="co9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number-columns-repeated="2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" table:default-cell-style-name="ce107"/>
        <table:table-column table:style-name="co10" table:default-cell-style-name="ce190"/>
        <table:table-column table:style-name="co1" table:default-cell-style-name="ce190"/>
        <table:table-column table:style-name="co11" table:default-cell-style-name="ce214"/>
        <table:table-column table:style-name="co12" table:default-cell-style-name="ce214"/>
        <table:table-column table:style-name="co13" table:default-cell-style-name="ce217"/>
        <table:table-column table:style-name="co14" table:default-cell-style-name="ce190"/>
        <table:table-column table:style-name="co15" table:default-cell-style-name="ce201"/>
        <table:table-row table:style-name="ro2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5"/>
          <table:table-cell table:style-name="ce113" office:value-type="string" calcext:value-type="string" table:number-columns-spanned="4" table:number-rows-spanned="1">
            <text:p>RESULTS</text:p>
          </table:table-cell>
          <table:covered-table-cell table:style-name="ce111"/>
          <table:covered-table-cell table:number-columns-repeated="2" table:style-name="ce113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office:annotation draw:style-name="gr3" draw:text-style-name="P4" svg:width="82.18pt" svg:height="28.09pt" svg:x="1315.76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time" office:time-value="PT10H27M00S" calcext:value-type="time">
            <text:p>10:27</text:p>
          </table:table-cell>
          <table:table-cell table:number-columns-repeated="3"/>
          <table:table-cell table:formula="of:=[.K3]*[.I3]" office:value-type="float" office:value="0" calcext:value-type="float">
            <text:p>0</text:p>
          </table:table-cell>
          <table:table-cell table:number-columns-repeated="3"/>
          <table:table-cell office:value-type="time" office:time-value="PT10H30M00S" calcext:value-type="time">
            <text:p>10:30</text:p>
          </table:table-cell>
          <table:table-cell table:formula="of:=IF([.L3]=0; &quot;&quot;; [.R3]/[.L3])">
            <text:p/>
          </table:table-cell>
          <table:table-cell table:formula="of:=([.N3]*[.O3])-([.I3]*[.J3])" office:value-type="float" office:value="0" calcext:value-type="float">
            <text:p>0</text:p>
          </table:table-cell>
          <table:table-cell table:formula="of:=IF([.R3]=0;&quot;&quot;; IF([.R3]&gt;=0; &quot;Win&quot;; &quot;Loss&quot;))">
            <text:p/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1:05:41.47601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21:30:00.538180970</dc:date>
    <meta:editing-duration>PT3H21M31S</meta:editing-duration>
    <meta:editing-cycles>30</meta:editing-cycles>
    <meta:generator>LibreOffice/6.0.7.3$Linux_X86_64 LibreOffice_project/00m0$Build-3</meta:generator>
    <dc:creator>codeartha </dc:creator>
    <meta:document-statistic meta:table-count="4" meta:cell-count="3687" meta:object-count="2"/>
  </office:meta>
</office:document-meta>
</file>